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FB0000007AE5E9E3D5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35cm" draw:stroke-linejoin="miter" draw:fill="solid" draw:fill-color="#fae600" draw:textarea-vertical-align="middle" draw:auto-grow-height="false" fo:padding-top="0.125cm" fo:padding-bottom="0.125cm" fo:padding-left="0.25cm" fo:padding-right="0.25cm" fo:wrap-option="wrap"/>
    </style:style>
    <style:style style:name="gr2" style:family="graphic" style:parent-style-name="standard" style:list-style-name="L3">
      <style:graphic-properties draw:stroke="none" svg:stroke-width="0cm" draw:fill="none" draw:textarea-vertical-align="middle" draw:auto-grow-height="true" fo:min-height="3.942cm" fo:padding-top="0.125cm" fo:padding-bottom="0.125cm" fo:padding-left="0.25cm" fo:padding-right="0.25cm" fo:wrap-option="wrap"/>
    </style:style>
    <style:style style:name="gr3" style:family="graphic" style:parent-style-name="standard" style:list-style-name="L3">
      <style:graphic-properties draw:stroke="none" svg:stroke-width="0cm" draw:fill="none" draw:textarea-vertical-align="middle" draw:auto-grow-height="true" fo:min-height="1.332cm" fo:padding-top="0.125cm" fo:padding-bottom="0.125cm" fo:padding-left="0.25cm" fo:padding-right="0.25cm" fo:wrap-option="wrap"/>
    </style:style>
    <style:style style:name="gr4" style:family="graphic" style:parent-style-name="standard" style:list-style-name="L3">
      <style:graphic-properties draw:stroke="none" svg:stroke-width="0cm" draw:fill="none" draw:textarea-vertical-align="middle" draw:auto-grow-height="true" fo:min-height="1.332cm" fo:padding-top="0.125cm" fo:padding-bottom="0.125cm" fo:padding-left="0.25cm" fo:padding-right="0.25cm" fo:wrap-option="wrap"/>
    </style:style>
    <style:style style:name="gr5" style:family="graphic" style:parent-style-name="standard" style:list-style-name="L3">
      <style:graphic-properties draw:stroke="none" svg:stroke-width="0cm" draw:fill="none" draw:textarea-vertical-align="middle" draw:auto-grow-height="true" fo:min-height="3.29cm" fo:padding-top="0.125cm" fo:padding-bottom="0.125cm" fo:padding-left="0.25cm" fo:padding-right="0.25cm" fo:wrap-option="wrap"/>
    </style:style>
    <style:style style:name="gr6" style:family="graphic">
      <style:graphic-properties style:protect="size"/>
    </style:style>
    <style:style style:name="pr1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2" style:family="presentation" style:parent-style-name="Default_20_1-backgroundobjects" style:list-style-name="L2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Default_20_1-notes">
      <style:graphic-properties draw:fill-color="#ffffff" fo:min-height="13.365cm"/>
    </style:style>
    <style:style style:name="P1" style:family="paragraph">
      <style:paragraph-properties style:font-independent-line-spacing="true"/>
      <style:text-properties fo:font-size="18pt"/>
    </style:style>
    <style:style style:name="P2" style:family="paragraph">
      <style:paragraph-properties fo:margin-left="0cm" fo:margin-right="0cm" fo:margin-top="0.247cm" fo:margin-bottom="0.5cm" fo:line-height="90%" fo:text-align="start" fo:text-indent="0cm" style:punctuation-wrap="simple" style:writing-mode="lr-tb"/>
      <style:text-properties fo:hyphenate="false"/>
    </style:style>
    <style:style style:name="P3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9.8999996185303pt" style:font-size-asian="14pt" style:font-size-complex="14pt" fo:hyphenate="false"/>
    </style:style>
    <style:style style:name="P4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9.8999996185303pt" style:font-size-asian="14pt" style:font-size-complex="14pt" fo:hyphenate="false"/>
    </style:style>
    <style:style style:name="P5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font-size="19.8999996185303pt" fo:hyphenate="false"/>
    </style:style>
    <style:style style:name="P6" style:family="paragraph">
      <style:paragraph-properties fo:margin-left="0cm" fo:margin-right="0cm" fo:margin-top="0cm" fo:margin-bottom="0cm" fo:text-align="center" fo:text-indent="0cm" style:punctuation-wrap="hanging" style:writing-mode="lr-tb" style:font-independent-line-spacing="true"/>
      <style:text-properties fo:font-size="19.8999996185303pt" fo:hyphenate="false"/>
    </style:style>
    <style:style style:name="P7" style:family="paragraph">
      <style:text-properties fo:font-size="21.2999992370605pt"/>
    </style:style>
    <style:style style:name="T1" style:family="text">
      <style:text-properties fo:color="#343434" style:text-line-through-style="none" fo:font-family="Carnas-Light" style:font-family-generic="modern" fo:font-size="28pt" fo:letter-spacing="normal" fo:font-style="normal" style:text-underline-style="none" fo:font-weight="normal" style:font-family-asian="'Carnas ExtraLight'" style:font-size-asian="28pt" style:font-style-asian="normal" style:font-weight-asian="normal" style:font-family-complex="'Carnas Light'" style:font-size-complex="28pt" style:font-style-complex="normal" style:font-weight-complex="normal"/>
    </style:style>
    <style:style style:name="T2" style:family="text">
      <style:text-properties fo:color="#343434" style:text-line-through-style="none" fo:font-family="'Times New Roman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color="#343434" style:text-line-through-style="none" fo:font-family="Carnas-Light" style:font-family-generic="modern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color="#343434" style:text-line-through-style="none" fo:font-family="Carnas-Light" style:font-family-generic="modern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•">
        <style:list-level-properties text:space-before="0.001cm" text:min-label-width="0.475cm"/>
        <style:text-properties fo:font-family="Arial" style:font-family-generic="swiss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1a1a1a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>
        <draw:custom-shape draw:name="Rounded Rectangle 2" draw:style-name="gr1" draw:text-style-name="P1" draw:layer="layout" svg:width="5.909cm" svg:height="7.114cm" svg:x="0.808cm" svg:y="6.1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Content Placeholder 1" presentation:style-name="pr1" draw:text-style-name="P1" draw:layer="layout" svg:width="19.45cm" svg:height="1.281cm" svg:x="0.777cm" svg:y="0.611cm" presentation:class="outline" presentation:user-transformed="true">
          <draw:text-box>
            <text:list text:style-name="L1">
              <text:list-item>
                <text:p text:style-name="P2"><text:span text:style-name="T1">The Challenge</text:span></text:p>
              </text:list-item>
            </text:list>
          </draw:text-box>
        </draw:frame>
        <draw:frame draw:name="Slide Number Placeholder 3" presentation:style-name="pr2" draw:text-style-name="P4" draw:layer="layout" svg:width="0.894cm" svg:height="1.117cm" svg:x="1.215cm" svg:y="19.464cm" presentation:class="page-number" presentation:user-transformed="true">
          <draw:text-box>
            <text:p text:style-name="P3"><text:span text:style-name="T2"><text:page-number>&lt;number&gt;</text:page-number></text:span></text:p>
          </draw:text-box>
        </draw:frame>
        <draw:custom-shape draw:name="Rounded Rectangle 12" draw:style-name="gr1" draw:text-style-name="P1" draw:layer="layout" svg:width="5.909cm" svg:height="7.114cm" svg:x="7.628cm" svg:y="6.0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13" draw:style-name="gr1" draw:text-style-name="P1" draw:layer="layout" svg:width="5.909cm" svg:height="7.114cm" svg:x="14.449cm" svg:y="6.1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14" draw:style-name="gr1" draw:text-style-name="P1" draw:layer="layout" svg:width="5.909cm" svg:height="7.114cm" svg:x="21.27cm" svg:y="6.1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Box 37" draw:style-name="gr2" draw:text-style-name="P6" draw:layer="layout" svg:width="5.804cm" svg:height="4.395cm" svg:x="14.554cm" svg:y="7.517cm">
          <text:p text:style-name="P5"><text:span text:style-name="T3">It is extremely vital for insurers to incorporate modern technologies in their existing environments to keep up with technological transformation </text:span></text:p>
          <draw:enhanced-geometry svg:viewBox="0 0 21600 21600" draw:type="rectangle" draw:enhanced-path="M 0 0 L 21600 0 21600 21600 0 21600 0 0 Z N"/>
        </draw:custom-shape>
        <draw:custom-shape draw:name="TextBox 38" draw:style-name="gr3" draw:text-style-name="P6" draw:layer="layout" svg:width="5.159cm" svg:height="2.027cm" svg:x="1.183cm" svg:y="8.701cm">
          <text:p text:style-name="P5"><text:span text:style-name="T3">Lack of innovative options around ‘Microinsurance</text:span><text:span text:style-name="T4">’ </text:span></text:p>
          <draw:enhanced-geometry svg:viewBox="0 0 21600 21600" draw:type="rectangle" draw:enhanced-path="M 0 0 L 21600 0 21600 21600 0 21600 0 0 Z N"/>
        </draw:custom-shape>
        <draw:custom-shape draw:name="TextBox 41" draw:style-name="gr4" draw:text-style-name="P6" draw:layer="layout" svg:width="5.855cm" svg:height="2.027cm" svg:x="21.296cm" svg:y="8.624cm">
          <text:p text:style-name="P5"><text:span text:style-name="T3">Lack of clarity and insight on the actual risk insurers cover</text:span></text:p>
          <draw:enhanced-geometry svg:viewBox="0 0 21600 21600" draw:type="rectangle" draw:enhanced-path="M 0 0 L 21600 0 21600 21600 0 21600 0 0 Z N"/>
        </draw:custom-shape>
        <draw:custom-shape draw:name="TextBox 34" draw:style-name="gr5" draw:text-style-name="P6" draw:layer="layout" svg:width="5.159cm" svg:height="3.803cm" svg:x="8.003cm" svg:y="7.809cm">
          <text:p text:style-name="P5"><text:span text:style-name="T3">Rapid growth in Mobile technology and smart phones is making it imperative for insurers to adopt mobile as a strategy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3.586cm" svg:height="11.136cm" svg:x="3.705cm" svg:y="2.256cm" draw:page-number="1" presentation:class="page"/>
          <draw:frame presentation:style-name="pr3" draw:text-style-name="P7" draw:layer="layout" svg:width="16.799cm" svg:height="13.365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msArrowOpenEnd_20_5" draw:display-name="msArrowOpenEnd 5" svg:viewBox="0 0 450 450" svg:d="m225 0 225 409-68 41-157-288-158 288-67-4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solid" draw:fill-color="#ffffff" draw:opacity="72%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8.1000003814697pt" style:font-style-asian="normal" style:font-weight-asian="norm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1cm" fo:line-height="90%" fo:text-align="start" fo:text-indent="0cm" style:punctuation-wrap="hanging" style:writing-mode="lr-tb"/>
      <style:text-properties fo:color="#343434" style:text-outline="false" style:text-line-through-style="none" fo:font-family="'Times New Roman'" fo:font-size="30.8999996185303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en" style:country-asian="US" style:font-style-asian="normal" style:font-weight-asian="normal" style:font-family-complex="Mang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4cm" fo:line-height="90%" fo:text-align="start" fo:text-indent="0cm" style:punctuation-wrap="hanging" style:writing-mode="lr-tb"/>
      <style:text-properties fo:color="#343434" style:text-line-through-style="none" fo:font-family="'Times New Roman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3cm" fo:line-height="90%" fo:text-align="start" fo:text-indent="0cm" style:punctuation-wrap="hanging" style:writing-mode="lr-tb"/>
      <style:text-properties fo:color="#343434" style:text-line-through-style="none" fo:font-family="'Times New Roman'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2cm" fo:line-height="90%" fo:text-align="start" fo:text-indent="0cm" style:punctuation-wrap="hanging" style:writing-mode="lr-tb"/>
      <style:text-properties fo:color="#343434" style:text-line-through-style="none" fo:font-family="'Times New Roman'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343434" style:text-outline="false" style:text-line-through-style="none" fo:font-family="'Times New Roman'" fo:font-size="21.1000003814697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53cm" svg:stroke-color="#000000" draw:marker-end="msArrowOpenEnd_20_5" draw:marker-end-width="0.315cm" draw:marker-end-center="false" draw:stroke-linejoin="round" draw:fill="solid" draw:fill-color="#002255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gr4" style:family="graphic" style:parent-style-name="standard" style:list-style-name="ML3">
      <style:graphic-properties draw:stroke="none" svg:stroke-width="0cm" draw:fill="none" draw:textarea-vertical-align="top" draw:auto-grow-height="false" fo:padding-top="0.07cm" fo:padding-bottom="0.07cm" fo:padding-left="0.141cm" fo:padding-right="0.141cm" fo:wrap-option="wrap"/>
    </style:style>
    <style:style style:name="Mgr5" style:family="graphic" style:parent-style-name="standard" style:list-style-name="ML4">
      <style:graphic-properties draw:stroke="none" svg:stroke-width="0cm" draw:fill="none" draw:textarea-vertical-align="top" draw:auto-grow-height="false" fo:padding-top="0.07cm" fo:padding-bottom="0.07cm" fo:padding-left="0.141cm" fo:padding-right="0.141cm" fo:wrap-option="wrap"/>
    </style:style>
    <style:style style:name="Mgr6" style:family="graphic" style:parent-style-name="standard" style:list-style-name="ML3">
      <style:graphic-properties draw:stroke="none" svg:stroke-width="0cm" draw:fill="none" draw:textarea-vertical-align="top" draw:auto-grow-height="false" fo:padding-top="0.07cm" fo:padding-bottom="0.07cm" fo:padding-left="0.141cm" fo:padding-right="0.141cm" fo:wrap-option="wrap"/>
    </style:style>
    <style:style style:name="Mgr7" style:family="graphic" style:parent-style-name="standard">
      <style:graphic-properties draw:stroke="solid" svg:stroke-width="0.018cm" svg:stroke-color="#5b5d6a" draw:stroke-linejoin="round" draw:fill="solid" draw:fill-color="#ffffff" draw:textarea-vertical-align="top" draw:auto-grow-height="false" fo:padding-top="0.089cm" fo:padding-bottom="0.089cm" fo:padding-left="0.179cm" fo:padding-right="0.179cm" fo:wrap-option="wrap"/>
    </style:style>
    <style:style style:name="Mgr8" style:family="graphic" style:parent-style-name="standard" style:list-style-name="ML5">
      <style:graphic-properties draw:stroke="none" svg:stroke-width="0.026cm" draw:stroke-linejoin="miter" draw:fill="none" draw:textarea-vertical-align="top" draw:auto-grow-height="true" fo:min-height="0.726cm" fo:padding-top="0.089cm" fo:padding-bottom="0.089cm" fo:padding-left="0.179cm" fo:padding-right="0.179cm" fo:wrap-option="wrap"/>
    </style:style>
    <style:style style:name="Mgr9" style:family="graphic" style:parent-style-name="standard" style:list-style-name="ML5">
      <style:graphic-properties draw:stroke="none" svg:stroke-width="0.026cm" draw:stroke-linejoin="miter" draw:fill="none" draw:textarea-vertical-align="top" draw:auto-grow-height="true" fo:min-height="0.726cm" fo:padding-top="0.089cm" fo:padding-bottom="0.089cm" fo:padding-left="0.179cm" fo:padding-right="0.179cm" fo:wrap-option="wrap"/>
    </style:style>
    <style:style style:name="Mgr10" style:family="graphic" style:parent-style-name="standard" style:list-style-name="ML5">
      <style:graphic-properties draw:stroke="none" svg:stroke-width="0.026cm" draw:stroke-linejoin="miter" draw:fill="none" draw:textarea-vertical-align="top" draw:auto-grow-height="true" fo:min-height="0.726cm" fo:padding-top="0.089cm" fo:padding-bottom="0.089cm" fo:padding-left="0.179cm" fo:padding-right="0.179cm" fo:wrap-option="wrap"/>
    </style:style>
    <style:style style:name="Mgr11" style:family="graphic" style:parent-style-name="standard" style:list-style-name="ML5">
      <style:graphic-properties draw:stroke="solid" svg:stroke-width="0.018cm" svg:stroke-color="#5b5d6a" draw:stroke-linejoin="round" draw:fill="solid" draw:fill-color="#ffffff" draw:textarea-vertical-align="middle" draw:auto-grow-height="false" fo:padding-top="0.089cm" fo:padding-bottom="0.089cm" fo:padding-left="0.179cm" fo:padding-right="0.179cm" fo:wrap-option="wrap"/>
    </style:style>
    <style:style style:name="Mgr12" style:family="graphic" style:parent-style-name="standard">
      <style:graphic-properties draw:stroke="none" svg:stroke-width="0.018cm" draw:stroke-linejoin="miter" draw:fill="solid" draw:fill-color="#4b4b4b" draw:textarea-vertical-align="middle" draw:auto-grow-height="false" fo:padding-top="0.141cm" fo:padding-bottom="0.141cm" fo:padding-left="0.141cm" fo:padding-right="0.141cm" fo:wrap-option="wrap"/>
    </style:style>
    <style:style style:name="Mgr13" style:family="graphic" style:parent-style-name="standard">
      <style:graphic-properties draw:stroke="none" svg:stroke-width="0.018cm" draw:stroke-linejoin="miter" draw:fill="solid" draw:fill-color="#858585" draw:textarea-vertical-align="middle" draw:auto-grow-height="false" fo:padding-top="0.141cm" fo:padding-bottom="0.141cm" fo:padding-left="0.141cm" fo:padding-right="0.141cm" fo:wrap-option="wrap"/>
    </style:style>
    <style:style style:name="Mgr14" style:family="graphic" style:parent-style-name="standard">
      <style:graphic-properties draw:stroke="none" svg:stroke-width="0.018cm" draw:stroke-linejoin="miter" draw:fill="solid" draw:fill-color="#d5d5d5" draw:textarea-vertical-align="middle" draw:auto-grow-height="false" fo:padding-top="0.141cm" fo:padding-bottom="0.141cm" fo:padding-left="0.141cm" fo:padding-right="0.141cm" fo:wrap-option="wrap"/>
    </style:style>
    <style:style style:name="Mgr15" style:family="graphic" style:parent-style-name="standard" style:list-style-name="ML5">
      <style:graphic-properties draw:stroke="none" svg:stroke-width="0.026cm" draw:stroke-linejoin="miter" draw:fill="none" draw:textarea-vertical-align="top" draw:auto-grow-height="true" fo:min-height="0.726cm" fo:padding-top="0.089cm" fo:padding-bottom="0.089cm" fo:padding-left="0.179cm" fo:padding-right="0.179cm" fo:wrap-option="wrap"/>
    </style:style>
    <style:style style:name="Mgr16" style:family="graphic" style:parent-style-name="standard">
      <style:graphic-properties draw:stroke="solid" svg:stroke-width="0.018cm" svg:stroke-color="#aaacb6" draw:stroke-linejoin="miter" draw:fill="solid" draw:fill-color="#ffffff" draw:textarea-vertical-align="middle" draw:auto-grow-height="false" fo:padding-top="0.141cm" fo:padding-bottom="0.141cm" fo:padding-left="0.141cm" fo:padding-right="0.141cm" fo:wrap-option="wrap"/>
    </style:style>
    <style:style style:name="Mgr17" style:family="graphic" style:parent-style-name="standard" style:list-style-name="ML5">
      <style:graphic-properties draw:stroke="none" svg:stroke-width="0.026cm" draw:stroke-linejoin="miter" draw:fill="none" draw:textarea-vertical-align="top" draw:auto-grow-height="true" fo:min-height="0.726cm" fo:padding-top="0.089cm" fo:padding-bottom="0.089cm" fo:padding-left="0.179cm" fo:padding-right="0.179cm" fo:wrap-option="wrap"/>
    </style:style>
    <style:style style:name="Mgr18" style:family="graphic" style:parent-style-name="standard">
      <style:graphic-properties draw:stroke="none" svg:stroke-width="0.018cm" draw:stroke-linejoin="miter" draw:fill="solid" draw:fill-color="#fae600" draw:textarea-vertical-align="middle" draw:auto-grow-height="false" fo:padding-top="0.141cm" fo:padding-bottom="0.141cm" fo:padding-left="0.141cm" fo:padding-right="0.141cm" fo:wrap-option="wrap"/>
    </style:style>
    <style:style style:name="Mgr19" style:family="graphic" style:parent-style-name="standard" style:list-style-name="ML5">
      <style:graphic-properties draw:stroke="none" svg:stroke-width="0.026cm" draw:stroke-linejoin="miter" draw:fill="none" draw:textarea-vertical-align="top" draw:auto-grow-height="true" fo:min-height="0.726cm" fo:padding-top="0.089cm" fo:padding-bottom="0.089cm" fo:padding-left="0.179cm" fo:padding-right="0.179cm" fo:wrap-option="wrap"/>
    </style:style>
    <style:style style:name="Mgr20" style:family="graphic" style:parent-style-name="standard" style:list-style-name="ML5">
      <style:graphic-properties draw:stroke="none" svg:stroke-width="0.026cm" draw:stroke-linejoin="miter" draw:fill="none" draw:textarea-vertical-align="top" draw:auto-grow-height="true" fo:min-height="0.726cm" fo:padding-top="0.089cm" fo:padding-bottom="0.089cm" fo:padding-left="0.179cm" fo:padding-right="0.179cm" fo:wrap-option="wrap"/>
    </style:style>
    <style:style style:name="Mgr21" style:family="graphic" style:parent-style-name="standard">
      <style:graphic-properties draw:stroke="none" svg:stroke-width="0.018cm" draw:stroke-linejoin="miter" draw:fill="solid" draw:fill-color="#ffff99" draw:textarea-vertical-align="middle" draw:auto-grow-height="false" fo:padding-top="0.141cm" fo:padding-bottom="0.141cm" fo:padding-left="0.141cm" fo:padding-right="0.141cm" fo:wrap-option="wrap"/>
    </style:style>
    <style:style style:name="Mgr22" style:family="graphic" style:parent-style-name="standard">
      <style:graphic-properties draw:stroke="none" svg:stroke-width="0.018cm" draw:stroke-linejoin="miter" draw:fill="solid" draw:fill-color="#669966" draw:textarea-vertical-align="middle" draw:auto-grow-height="false" fo:padding-top="0.141cm" fo:padding-bottom="0.141cm" fo:padding-left="0.141cm" fo:padding-right="0.141cm" fo:wrap-option="wrap"/>
    </style:style>
    <style:style style:name="Mgr23" style:family="graphic" style:parent-style-name="standard" style:list-style-name="ML5">
      <style:graphic-properties draw:stroke="none" svg:stroke-width="0.026cm" draw:stroke-linejoin="miter" draw:fill="none" draw:textarea-vertical-align="top" draw:auto-grow-height="true" fo:min-height="0.346cm" fo:padding-top="0.089cm" fo:padding-bottom="0.089cm" fo:padding-left="0.179cm" fo:padding-right="0.179cm" fo:wrap-option="wrap"/>
    </style:style>
    <style:style style:name="Mgr24" style:family="graphic" style:parent-style-name="standard" style:list-style-name="ML5">
      <style:graphic-properties draw:stroke="none" svg:stroke-width="0.026cm" draw:stroke-linejoin="miter" draw:fill="none" draw:textarea-vertical-align="top" draw:auto-grow-height="true" fo:min-height="0.672cm" fo:padding-top="0.089cm" fo:padding-bottom="0.089cm" fo:padding-left="0.179cm" fo:padding-right="0.179cm" fo:wrap-option="wrap"/>
    </style:style>
    <style:style style:name="Mgr25" style:family="graphic" style:parent-style-name="standard" style:list-style-name="ML5">
      <style:graphic-properties draw:stroke="solid" svg:stroke-width="0.018cm" svg:stroke-color="#5b5d6a" draw:stroke-linejoin="round" draw:fill="solid" draw:fill-color="#ffffff" draw:textarea-vertical-align="middle" draw:auto-grow-height="false" fo:padding-top="0.089cm" fo:padding-bottom="0.089cm" fo:padding-left="0.179cm" fo:padding-right="0.179cm" fo:wrap-option="wrap"/>
    </style:style>
    <style:style style:name="Mgr26" style:family="graphic" style:parent-style-name="standard" style:list-style-name="ML5">
      <style:graphic-properties draw:stroke="none" svg:stroke-width="0cm" draw:fill="none" draw:textarea-vertical-align="top" draw:auto-grow-height="true" fo:min-height="1.49cm" fo:padding-top="0.089cm" fo:padding-bottom="0.089cm" fo:padding-left="0.179cm" fo:padding-right="0.179cm" fo:wrap-option="wrap"/>
    </style:style>
    <style:style style:name="Mgr27" style:family="graphic" style:parent-style-name="standard" style:list-style-name="ML5">
      <style:graphic-properties draw:stroke="none" svg:stroke-width="0.026cm" draw:stroke-linejoin="miter" draw:fill="none" draw:textarea-vertical-align="top" draw:auto-grow-height="true" fo:min-height="1.487cm" fo:padding-top="0.089cm" fo:padding-bottom="0.089cm" fo:padding-left="0.179cm" fo:padding-right="0.179cm" fo:wrap-option="wrap"/>
    </style:style>
    <style:style style:name="Mgr28" style:family="graphic" style:parent-style-name="standard" style:list-style-name="ML6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Mgr29" style:family="graphic" style:parent-style-name="standard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30" style:family="graphic" style:parent-style-name="standard" style:list-style-name="ML4">
      <style:graphic-properties draw:stroke="none" svg:stroke-width="0cm" draw:fill="none" draw:textarea-vertical-align="top" draw:auto-grow-height="false" fo:padding-top="0.07cm" fo:padding-bottom="0.07cm" fo:padding-left="0.141cm" fo:padding-right="0.141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cm" fo:padding-right="0cm" fo:wrap-option="wrap"/>
    </style:style>
    <style:style style:name="Mpr5" style:family="presentation" style:parent-style-name="Default_20_1-backgroundobjects">
      <style:graphic-properties draw:stroke="none" svg:stroke-width="0cm" draw:fill="none" draw:fill-color="#ffffff" draw:textarea-vertical-align="middle" draw:auto-grow-height="false" fo:min-height="12.573cm" fo:padding-top="0.127cm" fo:padding-bottom="0.127cm" fo:padding-left="0cm" fo:padding-right="0.254cm" fo:wrap-option="wrap"/>
    </style:style>
    <style:style style:name="Mpr6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14cm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9.8999996185303pt" fo:hyphenate="false"/>
    </style:style>
    <style:style style:name="MP6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9.8999996185303pt" fo:hyphenate="false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9.8999996185303pt" fo:hyphenate="false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MP9" style:family="paragraph">
      <style:paragraph-properties style:font-independent-line-spacing="true"/>
      <style:text-properties fo:font-size="18pt"/>
    </style:style>
    <style:style style:name="MP10" style:family="paragraph">
      <style:paragraph-properties fo:margin-left="0cm" fo:margin-right="0cm" fo:margin-top="0.049cm" fo:margin-bottom="0cm" fo:text-align="start" fo:text-indent="0cm" style:punctuation-wrap="hanging" style:writing-mode="lr-tb"/>
      <style:text-properties fo:font-size="19.8999996185303pt" fo:hyphenate="false"/>
    </style:style>
    <style:style style:name="MP11" style:family="paragraph">
      <style:paragraph-properties fo:margin-left="0cm" fo:margin-right="0cm" fo:margin-top="0.049cm" fo:margin-bottom="0cm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MP12" style:family="paragraph">
      <style:paragraph-properties fo:margin-left="0cm" fo:margin-right="0cm" fo:margin-top="0.05cm" fo:margin-bottom="0.05cm" fo:text-align="start" fo:text-indent="0cm" style:punctuation-wrap="simple" style:writing-mode="lr-tb"/>
      <style:text-properties fo:font-size="19.8999996185303pt" fo:hyphenate="false"/>
    </style:style>
    <style:style style:name="MP13" style:family="paragraph">
      <style:paragraph-properties fo:margin-left="0cm" fo:margin-right="0cm" fo:margin-top="0.05cm" fo:margin-bottom="0.05cm" fo:text-align="start" fo:text-indent="0cm" style:punctuation-wrap="simple" style:writing-mode="lr-tb" style:font-independent-line-spacing="true"/>
      <style:text-properties fo:font-size="19.8999996185303pt" fo:hyphenate="false"/>
    </style:style>
    <style:style style:name="MP14" style:family="paragraph">
      <style:paragraph-properties fo:margin-left="0cm" fo:margin-right="0cm" fo:margin-top="0.05cm" fo:margin-bottom="0cm" fo:text-align="start" fo:text-indent="0cm" style:punctuation-wrap="hanging" style:writing-mode="lr-tb"/>
      <style:text-properties fo:font-size="19.8999996185303pt" fo:hyphenate="false"/>
    </style:style>
    <style:style style:name="MP15" style:family="paragraph">
      <style:paragraph-properties fo:margin-left="0cm" fo:margin-right="0cm" fo:margin-top="0.05cm" fo:margin-bottom="0cm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MP16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19.8999996185303pt" fo:hyphenate="false"/>
    </style:style>
    <style:style style:name="MP17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font-size="19.8999996185303pt" fo:hyphenate="false"/>
    </style:style>
    <style:style style:name="MP18" style:family="paragraph">
      <style:paragraph-properties fo:margin-left="0cm" fo:margin-right="0cm" fo:margin-top="0.353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MP19" style:family="paragraph">
      <style:text-properties fo:font-size="18pt"/>
    </style:style>
    <style:style style:name="MP20" style:family="paragraph">
      <style:paragraph-properties fo:margin-left="0cm" fo:margin-right="0cm" fo:margin-top="0.353cm" fo:margin-bottom="0.5cm" fo:line-height="90%" fo:text-align="start" fo:text-indent="0cm" style:punctuation-wrap="hanging" style:writing-mode="lr-tb"/>
      <style:text-properties fo:font-size="18pt" fo:hyphenate="false"/>
    </style:style>
    <style:style style:name="MP21" style:family="paragraph">
      <style:paragraph-properties fo:margin-left="0cm" fo:margin-right="0cm" fo:margin-top="0.141cm" fo:margin-bottom="0.5cm" fo:line-height="90%" fo:text-align="start" fo:text-indent="0cm" style:punctuation-wrap="hanging" style:writing-mode="lr-tb"/>
      <style:text-properties fo:font-size="18pt" fo:hyphenate="false"/>
    </style:style>
    <style:style style:name="MP22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23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24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25" style:family="paragraph">
      <style:paragraph-properties fo:margin-left="0cm" fo:margin-right="0cm" fo:margin-top="0.176cm" fo:margin-bottom="0.5cm" fo:line-height="90%" fo:text-align="start" fo:text-indent="0cm" style:punctuation-wrap="hanging" style:writing-mode="lr-tb"/>
      <style:text-properties fo:font-size="18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43434" style:text-line-through-style="none" fo:font-family="'Carnas Medium'" fo:font-size="10pt" fo:letter-spacing="normal" fo:font-style="normal" style:text-underline-style="none" fo:font-weight="normal" style:font-family-asian="'ＭＳ Ｐゴシック'" style:font-size-asian="10pt" style:font-style-asian="normal" style:font-weight-asian="normal" style:font-family-complex="'Carnas Medium'" style:font-size-complex="10pt" style:font-style-complex="normal" style:font-weight-complex="normal"/>
    </style:style>
    <style:style style:name="MT3" style:family="text">
      <style:text-properties fo:color="#343434" style:text-line-through-style="none" fo:font-family="Carnas" fo:font-size="10pt" fo:letter-spacing="normal" fo:font-style="normal" style:text-underline-style="none" fo:font-weight="bold" style:font-family-asian="'ＭＳ Ｐゴシック'" style:font-size-asian="10pt" style:font-style-asian="normal" style:font-weight-asian="bold" style:font-family-complex="Carnas" style:font-size-complex="10pt" style:font-style-complex="normal" style:font-weight-complex="bold"/>
    </style:style>
    <style:style style:name="MT4" style:family="text">
      <style:text-properties fo:color="#343434" style:text-line-through-style="none" fo:font-family="'Carnas Medium'" fo:font-size="7pt" fo:letter-spacing="normal" fo:font-style="normal" style:text-underline-style="none" fo:font-weight="normal" style:font-family-asian="'ＭＳ Ｐゴシック'" style:font-size-asian="7pt" style:font-style-asian="normal" style:font-weight-asian="normal" style:font-family-complex="'Carnas Medium'" style:font-size-complex="7pt" style:font-style-complex="normal" style:font-weight-complex="normal"/>
    </style:style>
    <style:style style:name="MT5" style:family="text">
      <style:text-properties fo:color="#343434" style:text-line-through-style="none" fo:font-family="Carnas" fo:font-size="8pt" fo:letter-spacing="normal" fo:font-style="normal" style:text-underline-style="none" fo:font-weight="bold" style:font-family-asian="'ＭＳ Ｐゴシック'" style:font-size-asian="8pt" style:font-style-asian="normal" style:font-weight-asian="bold" style:font-size-complex="8pt" style:font-style-complex="normal" style:font-weight-complex="bold"/>
    </style:style>
    <style:style style:name="MT6" style:family="text">
      <style:text-properties fo:color="#343434" style:text-line-through-style="none" fo:font-family="'Carnas Medium'" fo:font-size="7pt" fo:letter-spacing="normal" fo:font-style="normal" style:text-underline-style="none" fo:font-weight="bold" style:font-family-asian="'ＭＳ Ｐゴシック'" style:font-size-asian="7pt" style:font-style-asian="normal" style:font-weight-asian="bold" style:font-family-complex="'Carnas Medium'" style:font-size-complex="7pt" style:font-style-complex="normal" style:font-weight-complex="bold"/>
    </style:style>
    <style:style style:name="MT7" style:family="text">
      <style:text-properties fo:color="#343434" style:text-line-through-style="none" fo:font-family="Carnas" fo:font-size="7pt" fo:letter-spacing="normal" fo:font-style="normal" style:text-underline-style="solid" style:text-underline-width="auto" style:text-underline-color="font-color" fo:font-weight="normal" style:font-family-asian="'ＭＳ Ｐゴシック'" style:font-pitch-asian="fixed" style:font-size-asian="7pt" style:font-style-asian="normal" style:font-weight-asian="normal" style:font-family-complex="Tahoma" style:font-family-generic-complex="swiss" style:font-size-complex="7pt" style:font-style-complex="normal" style:font-weight-complex="normal"/>
    </style:style>
    <style:style style:name="MT8" style:family="text">
      <style:text-properties fo:color="#343434" style:text-line-through-style="none" fo:font-family="'Carnas Medium'" fo:font-size="7pt" fo:letter-spacing="normal" fo:font-style="normal" style:text-underline-style="none" fo:font-weight="normal" style:font-family-asian="'ＭＳ Ｐゴシック'" style:font-pitch-asian="fixed" style:font-size-asian="7pt" style:font-style-asian="normal" style:font-weight-asian="normal" style:font-family-complex="'Carnas Medium'" style:font-size-complex="7pt" style:font-style-complex="normal" style:font-weight-complex="normal"/>
    </style:style>
    <style:style style:name="MT9" style:family="text">
      <style:text-properties fo:color="#343434" style:text-line-through-style="none" fo:font-family="Carnas" fo:font-size="7pt" fo:letter-spacing="normal" fo:font-style="normal" style:text-underline-style="solid" style:text-underline-width="auto" style:text-underline-color="font-color" fo:font-weight="normal" style:font-family-asian="'ＭＳ Ｐゴシック'" style:font-size-asian="7pt" style:font-style-asian="normal" style:font-weight-asian="normal" style:font-family-complex="Carnas" style:font-size-complex="7pt" style:font-style-complex="normal" style:font-weight-complex="normal"/>
    </style:style>
    <style:style style:name="MT10" style:family="text">
      <style:text-properties fo:color="#343434" style:text-line-through-style="none" fo:font-family="Carnas" fo:font-size="7pt" fo:letter-spacing="normal" fo:font-style="normal" style:text-underline-style="solid" style:text-underline-width="auto" style:text-underline-color="font-color" fo:font-weight="normal" style:font-size-asian="7pt" style:font-style-asian="normal" style:font-weight-asian="normal" style:font-family-complex="Carnas" style:font-size-complex="7pt" style:font-style-complex="normal" style:font-weight-complex="normal"/>
    </style:style>
    <style:style style:name="MT11" style:family="text">
      <style:text-properties fo:color="#343434" style:text-line-through-style="none" fo:font-family="'Carnas Medium'" fo:font-size="7pt" fo:letter-spacing="normal" fo:font-style="normal" style:text-underline-style="none" fo:font-weight="normal" style:font-size-asian="7pt" style:font-style-asian="normal" style:font-weight-asian="normal" style:font-family-complex="'Carnas Medium'" style:font-size-complex="7pt" style:font-style-complex="normal" style:font-weight-complex="normal"/>
    </style:style>
    <style:style style:name="MT12" style:family="text">
      <style:text-properties fo:color="#343434" style:text-line-through-style="none" fo:font-family="'Carnas ExtraLight'" fo:font-size="32pt" fo:letter-spacing="normal" fo:font-style="normal" style:text-underline-style="none" fo:font-weight="normal" style:font-size-asian="32pt" style:font-style-asian="normal" style:font-weight-asian="normal" style:font-family-complex="'Carnas ExtraLight'" style:font-size-complex="32pt" style:font-style-complex="normal" style:font-weight-complex="normal"/>
    </style:style>
    <style:style style:name="MT13" style:family="text">
      <style:text-properties fo:color="#343434" style:text-line-through-style="none" fo:font-family="'Carnas ExtraLight'" fo:font-size="18pt" fo:letter-spacing="normal" fo:font-style="normal" style:text-underline-style="none" fo:font-weight="normal" style:font-size-asian="18pt" style:font-style-asian="normal" style:font-weight-asian="normal" style:font-family-complex="'Carnas ExtraLight'" style:font-size-complex="18pt" style:font-style-complex="normal" style:font-weight-complex="normal"/>
    </style:style>
    <style:style style:name="MT14" style:family="text">
      <style:text-properties fo:color="#343434" style:text-line-through-style="none" fo:font-family="'Carnas Light'" fo:font-size="10pt" fo:letter-spacing="normal" fo:font-style="normal" style:text-underline-style="none" fo:font-weight="normal" style:font-size-asian="10pt" style:font-style-asian="normal" style:font-weight-asian="normal" style:font-family-complex="'Carnas Light'" style:font-size-complex="10pt" style:font-style-complex="normal" style:font-weight-complex="normal"/>
    </style:style>
    <style:style style:name="MT15" style:family="text">
      <style:text-properties fo:color="#343434" style:text-line-through-style="none" fo:font-family="'Carnas Medium'" fo:font-size="18pt" fo:letter-spacing="normal" fo:font-style="normal" style:text-underline-style="none" fo:font-weight="normal" style:font-size-asian="18pt" style:font-style-asian="normal" style:font-weight-asian="normal" style:font-family-complex="'Carnas Medium'" style:font-size-complex="18pt" style:font-style-complex="normal" style:font-weight-complex="normal"/>
    </style:style>
    <style:style style:name="MT16" style:family="text">
      <style:text-properties fo:color="#343434" style:text-line-through-style="none" fo:font-family="'Carnas Light'" fo:font-size="14pt" fo:letter-spacing="normal" fo:font-style="normal" style:text-underline-style="none" fo:font-weight="normal" style:font-size-asian="14pt" style:font-style-asian="normal" style:font-weight-asian="normal" style:font-family-complex="'Carnas Light'" style:font-size-complex="14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676b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676b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001cm" text:min-label-width="0.634cm"/>
        <style:text-properties fo:color="#4b4b4b" fo:font-size="13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33cm"/>
        <style:text-properties fo:font-family="Arial" style:font-family-generic="swiss" fo:color="#4b4b4b" fo:font-size="1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33cm"/>
        <style:text-properties fo:font-family="Arial" style:font-family-generic="swiss" fo:color="#4b4b4b" fo:font-size="160%"/>
      </text:list-level-style-bullet>
      <text:list-level-style-bullet text:level="2" text:bullet-char="o">
        <style:list-level-properties text:space-before="0.001cm" text:min-label-width="0.33cm"/>
        <style:text-properties fo:font-family="'Courier New'" style:font-family-generic="modern" style:font-pitch="fixed" fo:color="#4b4b4b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33cm"/>
        <style:text-properties fo:font-family="Arial" style:font-family-generic="swiss" fo:color="#4b4b4b" fo:font-size="160%"/>
      </text:list-level-style-bullet>
      <text:list-level-style-bullet text:level="2" text:bullet-char="o">
        <style:list-level-properties text:space-before="0.001cm" text:min-label-width="0.33cm"/>
        <style:text-properties fo:font-family="'Courier New'" style:font-family-generic="modern" style:font-pitch="fixed" fo:color="#4b4b4b" fo:font-size="110%"/>
      </text:list-level-style-bullet>
      <text:list-level-style-bullet text:level="3" text:bullet-char="§">
        <style:list-level-properties text:space-before="0.001cm" text:min-label-width="0.33cm"/>
        <style:text-properties fo:font-family="Wingdings" fo:color="#4b4b4b" fo:font-size="13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§">
        <style:list-level-properties text:space-before="0.001cm" text:min-label-width="0.634cm"/>
        <style:text-properties fo:font-family="Wingding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§">
        <style:list-level-properties text:space-before="0.001cm" text:min-label-width="0.634cm"/>
        <style:text-properties fo:font-family="Wingdings" style:use-window-font-color="true" fo:font-size="45%"/>
      </text:list-level-style-bullet>
      <text:list-level-style-bullet text:level="2" text:bullet-char="§">
        <style:list-level-properties text:space-before="1.271cm" text:min-label-width="0.634cm"/>
        <style:text-properties fo:font-family="Wingdings" fo:color="#424546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4">
      <text:list-level-style-bullet text:level="1" text:bullet-char="§">
        <style:list-level-properties text:space-before="0.001cm" text:min-label-width="0.634cm"/>
        <style:text-properties fo:font-family="Wingdings" style:use-window-font-color="true" fo:font-size="45%"/>
      </text:list-level-style-bullet>
      <text:list-level-style-bullet text:level="2" text:bullet-char="§">
        <style:list-level-properties text:space-before="1.271cm" text:min-label-width="0.634cm"/>
        <style:text-properties fo:font-family="Wingdings" fo:color="#424546" fo:font-size="80%"/>
      </text:list-level-style-bullet>
      <text:list-level-style-bullet text:level="3" text:bullet-char="§">
        <style:list-level-properties text:space-before="2.541cm" text:min-label-width="0.634cm"/>
        <style:text-properties fo:font-family="Wingdings" style:use-window-font-color="true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connector draw:name="Straight Arrow Connector 28" draw:style-name="Mgr3" draw:text-style-name="MP4" draw:layer="backgroundobjects" svg:x1="-2.215cm" svg:y1="17.356cm" svg:x2="-0.578cm" svg:y2="17.356cm" svg:d="m-2215 17356h1637">
        <text:p/>
      </draw:connector>
      <draw:connector draw:name="Straight Arrow Connector 29" draw:style-name="Mgr3" draw:text-style-name="MP4" draw:layer="backgroundobjects" svg:x1="-2.182cm" svg:y1="3.487cm" svg:x2="-0.545cm" svg:y2="3.487cm" svg:d="m-2182 3487h1637">
        <text:p/>
      </draw:connector>
      <draw:custom-shape draw:name="TextBox 46" draw:style-name="Mgr4" draw:text-style-name="MP6" draw:layer="backgroundobjects" svg:width="2.275cm" svg:height="1.655cm" svg:x="-2.74cm" svg:y="17.3cm">
        <text:p text:style-name="MP5"><text:span text:style-name="MT2">No picture/text </text:span></text:p>
        <text:p text:style-name="MP5"><text:span text:style-name="MT2">below this line </text:span></text:p>
        <text:p text:style-name="MP5"><text:span text:style-name="MT3">Margin</text:span></text:p>
        <draw:enhanced-geometry svg:viewBox="0 0 21600 21600" draw:type="rectangle" draw:enhanced-path="M 0 0 L 21600 0 21600 21600 0 21600 0 0 Z N"/>
      </draw:custom-shape>
      <draw:connector draw:name="Straight Arrow Connector 47" draw:style-name="Mgr3" draw:text-style-name="MP4" draw:layer="backgroundobjects" svg:x1="36.197cm" svg:y1="3.507cm" svg:x2="34.56cm" svg:y2="3.507cm" svg:d="m36197 3507h-1637">
        <text:p/>
      </draw:connector>
      <draw:connector draw:name="Straight Arrow Connector 48" draw:style-name="Mgr3" draw:text-style-name="MP4" draw:layer="backgroundobjects" svg:x1="36.023cm" svg:y1="17.356cm" svg:x2="34.386cm" svg:y2="17.356cm" svg:d="m36023 17356h-1637">
        <text:p/>
      </draw:connector>
      <draw:custom-shape draw:name="TextBox 49" draw:style-name="Mgr5" draw:text-style-name="MP8" draw:layer="backgroundobjects" svg:width="2.927cm" svg:height="1.882cm" svg:x="28.506cm" svg:y="4.121cm">
        <text:p text:style-name="MP7"><text:span text:style-name="MT3">Margin</text:span></text:p>
        <text:p text:style-name="MP7"><text:span text:style-name="MT2">No picture/text </text:span></text:p>
        <text:p text:style-name="MP7"><text:span text:style-name="MT2">above this line </text:span></text:p>
        <draw:enhanced-geometry svg:viewBox="0 0 21600 21600" draw:type="rectangle" draw:enhanced-path="M 0 0 L 21600 0 21600 21600 0 21600 0 0 Z N"/>
      </draw:custom-shape>
      <draw:custom-shape draw:name="TextBox 65" draw:style-name="Mgr6" draw:text-style-name="MP8" draw:layer="backgroundobjects" svg:width="2.275cm" svg:height="1.655cm" svg:x="28.396cm" svg:y="17.395cm">
        <text:p text:style-name="MP7"><text:span text:style-name="MT2">No picture/text </text:span></text:p>
        <text:p text:style-name="MP7"><text:span text:style-name="MT2">below this line </text:span></text:p>
        <text:p text:style-name="MP7"><text:span text:style-name="MT3">Margin</text:span></text:p>
        <draw:enhanced-geometry svg:viewBox="0 0 21600 21600" draw:type="rectangle" draw:enhanced-path="M 0 0 L 21600 0 21600 21600 0 21600 0 0 Z N"/>
      </draw:custom-shape>
      <draw:custom-shape draw:name="Rectangle 30" draw:style-name="Mgr7" draw:text-style-name="MP9" draw:layer="backgroundobjects" svg:width="3.197cm" svg:height="9.451cm" svg:x="-3.649cm" svg:y="7.072cm">
        <text:p/>
        <draw:enhanced-geometry svg:viewBox="0 0 21600 21600" draw:type="rectangle" draw:enhanced-path="M 0 0 L 21600 0 21600 21600 0 21600 0 0 Z N"/>
      </draw:custom-shape>
      <draw:custom-shape draw:name="TextBox 32" draw:style-name="Mgr8" draw:text-style-name="MP11" draw:layer="backgroundobjects" svg:width="2.088cm" svg:height="0.904cm" svg:x="-3.525cm" svg:y="9.071cm">
        <text:p text:style-name="MP10"><text:span text:style-name="MT4">Dark Grey</text:span></text:p>
        <text:p text:style-name="MP10"><text:span text:style-name="MT4">RGB 75 75 75</text:span></text:p>
        <draw:enhanced-geometry svg:viewBox="0 0 21600 21600" draw:type="rectangle" draw:enhanced-path="M 0 0 L 21600 0 21600 21600 0 21600 0 0 Z N"/>
      </draw:custom-shape>
      <draw:custom-shape draw:name="TextBox 33" draw:style-name="Mgr9" draw:text-style-name="MP11" draw:layer="backgroundobjects" svg:width="2.088cm" svg:height="1.116cm" svg:x="-3.525cm" svg:y="11.224cm">
        <text:p text:style-name="MP10"><text:span text:style-name="MT4">Light Grey</text:span></text:p>
        <text:p text:style-name="MP10"><text:span text:style-name="MT4">RGB 213 213 213</text:span></text:p>
        <draw:enhanced-geometry svg:viewBox="0 0 21600 21600" draw:type="rectangle" draw:enhanced-path="M 0 0 L 21600 0 21600 21600 0 21600 0 0 Z N"/>
      </draw:custom-shape>
      <draw:custom-shape draw:name="TextBox 34" draw:style-name="Mgr10" draw:text-style-name="MP11" draw:layer="backgroundobjects" svg:width="2.088cm" svg:height="1.116cm" svg:x="-3.525cm" svg:y="10.116cm">
        <text:p text:style-name="MP10"><text:span text:style-name="MT4">Medium Grey</text:span></text:p>
        <text:p text:style-name="MP10"><text:span text:style-name="MT4">RGB 133 133 133</text:span></text:p>
        <draw:enhanced-geometry svg:viewBox="0 0 21600 21600" draw:type="rectangle" draw:enhanced-path="M 0 0 L 21600 0 21600 21600 0 21600 0 0 Z N"/>
      </draw:custom-shape>
      <draw:custom-shape draw:name="Rectangle 37" draw:style-name="Mgr11" draw:text-style-name="MP13" draw:layer="backgroundobjects" svg:width="3.197cm" svg:height="0.606cm" svg:x="-3.649cm" svg:y="6.461cm">
        <text:p text:style-name="MP12"><text:span text:style-name="MT5">Color guide</text:span></text:p>
        <draw:enhanced-geometry svg:viewBox="0 0 21600 21600" draw:type="rectangle" draw:enhanced-path="M 0 0 L 21600 0 21600 21600 0 21600 0 0 Z N"/>
      </draw:custom-shape>
      <draw:custom-shape draw:name="Rectangle 38" draw:style-name="Mgr12" draw:text-style-name="MP9" draw:layer="backgroundobjects" svg:width="0.633cm" svg:height="0.786cm" svg:x="-1.312cm" svg:y="9.143cm">
        <text:p/>
        <draw:enhanced-geometry svg:viewBox="0 0 21600 21600" draw:type="rectangle" draw:enhanced-path="M 0 0 L 21600 0 21600 21600 0 21600 0 0 Z N"/>
      </draw:custom-shape>
      <draw:custom-shape draw:name="Rectangle 39" draw:style-name="Mgr13" draw:text-style-name="MP9" draw:layer="backgroundobjects" svg:width="0.633cm" svg:height="0.786cm" svg:x="-1.312cm" svg:y="10.183cm">
        <text:p/>
        <draw:enhanced-geometry svg:viewBox="0 0 21600 21600" draw:type="rectangle" draw:enhanced-path="M 0 0 L 21600 0 21600 21600 0 21600 0 0 Z N"/>
      </draw:custom-shape>
      <draw:custom-shape draw:name="Rectangle 40" draw:style-name="Mgr14" draw:text-style-name="MP9" draw:layer="backgroundobjects" svg:width="0.633cm" svg:height="0.786cm" svg:x="-1.312cm" svg:y="11.268cm">
        <text:p/>
        <draw:enhanced-geometry svg:viewBox="0 0 21600 21600" draw:type="rectangle" draw:enhanced-path="M 0 0 L 21600 0 21600 21600 0 21600 0 0 Z N"/>
      </draw:custom-shape>
      <draw:custom-shape draw:name="TextBox 41" draw:style-name="Mgr15" draw:text-style-name="MP11" draw:layer="backgroundobjects" svg:width="2.088cm" svg:height="1.116cm" svg:x="-3.525cm" svg:y="12.23cm">
        <text:p text:style-name="MP10"><text:span text:style-name="MT4">White</text:span></text:p>
        <text:p text:style-name="MP10"><text:span text:style-name="MT4">RGB 255 255 255</text:span></text:p>
        <draw:enhanced-geometry svg:viewBox="0 0 21600 21600" draw:type="rectangle" draw:enhanced-path="M 0 0 L 21600 0 21600 21600 0 21600 0 0 Z N"/>
      </draw:custom-shape>
      <draw:custom-shape draw:name="Rectangle 42" draw:style-name="Mgr16" draw:text-style-name="MP9" draw:layer="backgroundobjects" svg:width="0.634cm" svg:height="0.786cm" svg:x="-1.313cm" svg:y="12.289cm">
        <text:p/>
        <draw:enhanced-geometry svg:viewBox="0 0 21600 21600" draw:type="rectangle" draw:enhanced-path="M 0 0 L 21600 0 21600 21600 0 21600 0 0 Z N"/>
      </draw:custom-shape>
      <draw:custom-shape draw:name="TextBox 43" draw:style-name="Mgr17" draw:text-style-name="MP11" draw:layer="backgroundobjects" svg:width="2.088cm" svg:height="1.116cm" svg:x="-3.525cm" svg:y="8.05cm">
        <text:p text:style-name="MP10"><text:span text:style-name="MT4">Synechron Yellow</text:span></text:p>
        <text:p text:style-name="MP10"><text:span text:style-name="MT4">RGB 250 230 0</text:span></text:p>
        <draw:enhanced-geometry svg:viewBox="0 0 21600 21600" draw:type="rectangle" draw:enhanced-path="M 0 0 L 21600 0 21600 21600 0 21600 0 0 Z N"/>
      </draw:custom-shape>
      <draw:custom-shape draw:name="Rectangle 44" draw:style-name="Mgr18" draw:text-style-name="MP9" draw:layer="backgroundobjects" svg:width="0.633cm" svg:height="0.786cm" svg:x="-1.312cm" svg:y="8.107cm">
        <text:p/>
        <draw:enhanced-geometry svg:viewBox="0 0 21600 21600" draw:type="rectangle" draw:enhanced-path="M 0 0 L 21600 0 21600 21600 0 21600 0 0 Z N"/>
      </draw:custom-shape>
      <draw:custom-shape draw:name="TextBox 33" draw:style-name="Mgr19" draw:text-style-name="MP11" draw:layer="backgroundobjects" svg:width="2.088cm" svg:height="1.116cm" svg:x="-3.525cm" svg:y="15.293cm">
        <text:p text:style-name="MP10"><text:span text:style-name="MT4">Green</text:span></text:p>
        <text:p text:style-name="MP10"><text:span text:style-name="MT4">RGB 102 153 102</text:span></text:p>
        <draw:enhanced-geometry svg:viewBox="0 0 21600 21600" draw:type="rectangle" draw:enhanced-path="M 0 0 L 21600 0 21600 21600 0 21600 0 0 Z N"/>
      </draw:custom-shape>
      <draw:custom-shape draw:name="TextBox 34" draw:style-name="Mgr20" draw:text-style-name="MP11" draw:layer="backgroundobjects" svg:width="2.088cm" svg:height="1.116cm" svg:x="-3.525cm" svg:y="14.185cm">
        <text:p text:style-name="MP10"><text:span text:style-name="MT4">Red</text:span></text:p>
        <text:p text:style-name="MP10"><text:span text:style-name="MT4">RGB 255 255 153</text:span></text:p>
        <draw:enhanced-geometry svg:viewBox="0 0 21600 21600" draw:type="rectangle" draw:enhanced-path="M 0 0 L 21600 0 21600 21600 0 21600 0 0 Z N"/>
      </draw:custom-shape>
      <draw:custom-shape draw:name="Rectangle 39" draw:style-name="Mgr21" draw:text-style-name="MP9" draw:layer="backgroundobjects" svg:width="0.633cm" svg:height="0.786cm" svg:x="-1.312cm" svg:y="14.247cm">
        <text:p/>
        <draw:enhanced-geometry svg:viewBox="0 0 21600 21600" draw:type="rectangle" draw:enhanced-path="M 0 0 L 21600 0 21600 21600 0 21600 0 0 Z N"/>
      </draw:custom-shape>
      <draw:custom-shape draw:name="Rectangle 40" draw:style-name="Mgr22" draw:text-style-name="MP9" draw:layer="backgroundobjects" svg:width="0.633cm" svg:height="0.786cm" svg:x="-1.312cm" svg:y="15.337cm">
        <text:p/>
        <draw:enhanced-geometry svg:viewBox="0 0 21600 21600" draw:type="rectangle" draw:enhanced-path="M 0 0 L 21600 0 21600 21600 0 21600 0 0 Z N"/>
      </draw:custom-shape>
      <draw:custom-shape draw:name="TextBox 43" draw:style-name="Mgr23" draw:text-style-name="MP11" draw:layer="backgroundobjects" svg:width="2.777cm" svg:height="0.771cm" svg:x="-3.529cm" svg:y="7.252cm">
        <text:p text:style-name="MP10"><text:span text:style-name="MT6">Primary color palette</text:span></text:p>
        <draw:enhanced-geometry svg:viewBox="0 0 21600 21600" draw:type="rectangle" draw:enhanced-path="M 0 0 L 21600 0 21600 21600 0 21600 0 0 Z N"/>
      </draw:custom-shape>
      <draw:custom-shape draw:name="TextBox 43" draw:style-name="Mgr24" draw:text-style-name="MP11" draw:layer="backgroundobjects" svg:width="2.774cm" svg:height="0.85cm" svg:x="-3.525cm" svg:y="13.45cm">
        <text:p text:style-name="MP10"><text:span text:style-name="MT6">Secondary color palette</text:span></text:p>
        <draw:enhanced-geometry svg:viewBox="0 0 21600 21600" draw:type="rectangle" draw:enhanced-path="M 0 0 L 21600 0 21600 21600 0 21600 0 0 Z N"/>
      </draw:custom-shape>
      <draw:custom-shape draw:name="Rectangle 51" draw:style-name="Mgr7" draw:text-style-name="MP9" draw:layer="backgroundobjects" svg:width="3.201cm" svg:height="7.707cm" svg:x="28.395cm" svg:y="7.053cm">
        <text:p/>
        <draw:enhanced-geometry svg:viewBox="0 0 21600 21600" draw:type="rectangle" draw:enhanced-path="M 0 0 L 21600 0 21600 21600 0 21600 0 0 Z N"/>
      </draw:custom-shape>
      <draw:custom-shape draw:name="Rectangle 55" draw:style-name="Mgr25" draw:text-style-name="MP13" draw:layer="backgroundobjects" svg:width="3.201cm" svg:height="0.606cm" svg:x="28.395cm" svg:y="6.461cm">
        <text:p text:style-name="MP12"><text:span text:style-name="MT5">Font guide (Only Carnas)</text:span></text:p>
        <draw:enhanced-geometry svg:viewBox="0 0 21600 21600" draw:type="rectangle" draw:enhanced-path="M 0 0 L 21600 0 21600 21600 0 21600 0 0 Z N"/>
      </draw:custom-shape>
      <draw:custom-shape draw:name="TextBox 61" draw:style-name="Mgr26" draw:text-style-name="MP15" draw:layer="backgroundobjects" svg:width="2.894cm" svg:height="1.809cm" svg:x="28.52cm" svg:y="7.175cm">
        <text:p text:style-name="MP14"><text:span text:style-name="MT7">Size:</text:span></text:p>
        <text:p text:style-name="MP14"><text:span text:style-name="MT8">Slide title – 32 Extra light</text:span></text:p>
        <text:p text:style-name="MP14"><text:span text:style-name="MT8">Slide subtitle - 18 Extra light </text:span></text:p>
        <text:p text:style-name="MP14"><text:span text:style-name="MT8">Slide body - 14</text:span></text:p>
        <draw:enhanced-geometry svg:viewBox="0 0 21600 21600" draw:type="rectangle" draw:enhanced-path="M 0 0 L 21600 0 21600 21600 0 21600 0 0 Z N"/>
      </draw:custom-shape>
      <draw:custom-shape draw:name="TextBox 63" draw:style-name="Mgr27" draw:text-style-name="MP11" draw:layer="backgroundobjects" svg:width="3.047cm" svg:height="2.102cm" svg:x="28.52cm" svg:y="9.365cm">
        <text:p text:style-name="MP10"><text:span text:style-name="MT9">Color:</text:span></text:p>
        <text:p text:style-name="MP10"><text:span text:style-name="MT4">Slide title - Dark Grey</text:span></text:p>
        <text:p text:style-name="MP10"><text:span text:style-name="MT4">Slide subtitle - Medium Grey</text:span></text:p>
        <text:p text:style-name="MP10"><text:span text:style-name="MT4">Slide body text - Dark Grey</text:span></text:p>
        <draw:enhanced-geometry svg:viewBox="0 0 21600 21600" draw:type="rectangle" draw:enhanced-path="M 0 0 L 21600 0 21600 21600 0 21600 0 0 Z N"/>
      </draw:custom-shape>
      <draw:custom-shape draw:name="Text Placeholder 3" draw:style-name="Mgr28" draw:text-style-name="MP18" draw:layer="backgroundobjects" svg:width="2.874cm" svg:height="2.284cm" svg:x="28.491cm" svg:y="11.052cm">
        <text:p text:style-name="MP16"><text:span text:style-name="MT10">Bullet:</text:span></text:p>
        <text:list text:style-name="ML7">
          <text:list-item>
            <text:p text:style-name="MP16"><text:span text:style-name="MT11">First level</text:span><text:span text:style-name="MT8"> – 18 Medium (Dark Grey)</text:span></text:p>
          </text:list-item>
        </text:list>
        <text:list text:style-name="ML8">
          <text:list-item>
            <text:list>
              <text:list-item>
                <text:p text:style-name="MP17"><text:span text:style-name="MT8">Second level – 14 Light (Dark Grey)</text:span></text:p>
              </text:list-item>
            </text:list>
          </text:list-item>
        </text:list>
        <text:list text:style-name="ML9">
          <text:list-item>
            <text:list>
              <text:list-item>
                <text:list>
                  <text:list-item>
                    <text:p text:style-name="MP17"><text:span text:style-name="MT8">Third level – 14 Light (Medium Grey)</text:span></text:p>
                  </text:list-item>
                </text:list>
              </text:list-item>
            </text:list>
          </text:list-item>
        </text:list>
        <draw:enhanced-geometry svg:viewBox="0 0 21600 21600" draw:type="rectangle" draw:enhanced-path="M 0 0 L 21600 0 21600 21600 0 21600 0 0 Z N"/>
      </draw:custom-shape>
      <draw:frame draw:name="Picture 7" draw:style-name="Mgr29" draw:text-style-name="MP4" draw:layer="backgroundobjects" svg:width="3.228cm" svg:height="1.031cm" svg:x="23.862cm" svg:y="19.565cm">
        <draw:image xlink:href="Pictures/10000201000001FB0000007AE5E9E3D5.png" xlink:type="simple" xlink:show="embed" xlink:actuate="onLoad">
          <text:p/>
        </draw:image>
      </draw:frame>
      <draw:custom-shape draw:name="TextBox 39" draw:style-name="Mgr30" draw:text-style-name="MP6" draw:layer="backgroundobjects" svg:width="2.927cm" svg:height="1.882cm" svg:x="-3.343cm" svg:y="4.054cm">
        <text:p text:style-name="MP5"><text:span text:style-name="MT3">Margin</text:span></text:p>
        <text:p text:style-name="MP5"><text:span text:style-name="MT2">No picture/text </text:span></text:p>
        <text:p text:style-name="MP5"><text:span text:style-name="MT2">above this line </text:span></text:p>
        <draw:enhanced-geometry svg:viewBox="0 0 21600 21600" draw:type="rectangle" draw:enhanced-path="M 0 0 L 21600 0 21600 21600 0 21600 0 0 Z N"/>
      </draw:custom-shape>
      <draw:frame draw:name="Content Placeholder 2" presentation:style-name="Mpr4" draw:text-style-name="MP9" draw:layer="backgroundobjects" svg:width="15.589cm" svg:height="1.281cm" svg:x="1.215cm" svg:y="0.611cm" presentation:class="outline" presentation:user-transformed="true">
        <draw:text-box>
          <text:list text:style-name="ML10">
            <text:list-item>
              <text:p text:style-name="MP19"><text:span text:style-name="MT12">Click to edit the outline text format</text:span></text:p>
              <text:list>
                <text:list-item>
                  <text:p text:style-name="MP19"><text:span text:style-name="MT12">Second Outline Level</text:span></text:p>
                  <text:list>
                    <text:list-item>
                      <text:p text:style-name="MP19"><text:span text:style-name="MT12">Third Outline Level</text:span></text:p>
                      <text:list>
                        <text:list-item>
                          <text:p text:style-name="MP19"><text:span text:style-name="MT12">Fourth Outline Level</text:span></text:p>
                          <text:list>
                            <text:list-item>
                              <text:p text:style-name="MP19"><text:span text:style-name="MT12">Fifth Outline Level</text:span></text:p>
                              <text:list>
                                <text:list-item>
                                  <text:p text:style-name="MP19"><text:span text:style-name="MT12">Sixth Outline Level</text:span></text:p>
                                  <text:list>
                                    <text:list-item>
                                      <text:p text:style-name="MP19"><text:span text:style-name="MT12">Seventh Outline Level</text:span></text:p>
                                      <text:list>
                                        <text:list-item>
                                          <text:p text:style-name="MP19"><text:span text:style-name="MT12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0"><text:span text:style-name="MT12">Ninth Outline LevelClick to edit page title</text:span></text:p>
        </draw:text-box>
      </draw:frame>
      <draw:frame draw:name="Content Placeholder 2" presentation:style-name="Mpr4" draw:text-style-name="MP9" draw:layer="backgroundobjects" svg:width="15.589cm" svg:height="1.041cm" svg:x="1.215cm" svg:y="1.962cm" presentation:class="outline" presentation:user-transformed="true">
        <draw:text-box>
          <text:list text:style-name="ML10">
            <text:list-item>
              <text:p text:style-name="MP19"><text:span text:style-name="MT13">Click to edit the outline text format</text:span></text:p>
              <text:list>
                <text:list-item>
                  <text:p text:style-name="MP19"><text:span text:style-name="MT13">Second Outline Level</text:span></text:p>
                  <text:list>
                    <text:list-item>
                      <text:p text:style-name="MP19"><text:span text:style-name="MT13">Third Outline Level</text:span></text:p>
                      <text:list>
                        <text:list-item>
                          <text:p text:style-name="MP19"><text:span text:style-name="MT13">Fourth Outline Level</text:span></text:p>
                          <text:list>
                            <text:list-item>
                              <text:p text:style-name="MP19"><text:span text:style-name="MT13">Fifth Outline Level</text:span></text:p>
                              <text:list>
                                <text:list-item>
                                  <text:p text:style-name="MP19"><text:span text:style-name="MT13">Sixth Outline Level</text:span></text:p>
                                  <text:list>
                                    <text:list-item>
                                      <text:p text:style-name="MP19"><text:span text:style-name="MT13">Seventh Outline Level</text:span></text:p>
                                      <text:list>
                                        <text:list-item>
                                          <text:p text:style-name="MP19"><text:span text:style-name="MT1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1"><text:span text:style-name="MT13">Ninth Outline LevelClick to edit sub title</text:span></text:p>
        </draw:text-box>
      </draw:frame>
      <draw:frame draw:name="Slide Number Placeholder 2" presentation:style-name="Mpr5" draw:text-style-name="MP23" draw:layer="backgroundobjects" svg:width="0.894cm" svg:height="1.117cm" svg:x="1.215cm" svg:y="19.464cm" presentation:class="page-number" presentation:user-transformed="true">
        <draw:text-box>
          <text:p text:style-name="MP22"><text:span text:style-name="MT14"><text:page-number>&lt;number&gt;</text:page-number></text:span></text:p>
        </draw:text-box>
      </draw:frame>
      <draw:frame draw:name="Footer Placeholder 1" presentation:style-name="Mpr5" draw:text-style-name="MP24" draw:layer="backgroundobjects" svg:width="9.449cm" svg:height="1.117cm" svg:x="2.158cm" svg:y="19.464cm" presentation:class="footer" presentation:user-transformed="true">
        <draw:text-box>
          <text:p/>
        </draw:text-box>
      </draw:frame>
      <draw:frame draw:name="Text Placeholder 3" presentation:style-name="Mpr6" draw:text-style-name="MP9" draw:layer="backgroundobjects" svg:width="23.4cm" svg:height="14.364cm" svg:x="3.612cm" svg:y="4.705cm" presentation:class="outline" presentation:user-transformed="true">
        <draw:text-box>
          <text:list text:style-name="ML10">
            <text:list-item>
              <text:p text:style-name="MP19"><text:span text:style-name="MT15">Click to edit the outline text format</text:span></text:p>
              <text:list>
                <text:list-item>
                  <text:p text:style-name="MP19"><text:span text:style-name="MT15">Second Outline Level</text:span></text:p>
                  <text:list>
                    <text:list-item>
                      <text:p text:style-name="MP19"><text:span text:style-name="MT15">Third Outline Level</text:span></text:p>
                      <text:list>
                        <text:list-item>
                          <text:p text:style-name="MP19"><text:span text:style-name="MT15">Fourth Outline Level</text:span></text:p>
                          <text:list>
                            <text:list-item>
                              <text:p text:style-name="MP19"><text:span text:style-name="MT15">Fifth Outline Level</text:span></text:p>
                              <text:list>
                                <text:list-item>
                                  <text:p text:style-name="MP19"><text:span text:style-name="MT15">Sixth Outline Level</text:span></text:p>
                                  <text:list>
                                    <text:list-item>
                                      <text:p text:style-name="MP19"><text:span text:style-name="MT15">Seventh Outline Level</text:span></text:p>
                                      <text:list>
                                        <text:list-item>
                                          <text:p text:style-name="MP19"><text:span text:style-name="MT15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2">
            <text:list-item>
              <text:p text:style-name="MP20"><text:span text:style-name="MT15">Ninth Outline LevelClick to edit bullet text</text:span></text:p>
            </text:list-item>
          </text:list>
          <text:list text:style-name="ML13">
            <text:list-item>
              <text:list>
                <text:list-item>
                  <text:p text:style-name="MP25"><text:span text:style-name="MT16">Second level bullet</text:span></text:p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p text:style-name="MP25"><text:span text:style-name="MT16">Third level bullet</text:span></text:p>
                    </text:list-item>
                  </text:list>
                </text:list-item>
              </text:list>
            </text:list-item>
          </text:list>
        </draw:text-box>
      </draw:frame>
      <draw:frame presentation:style-name="Default_20_1-title" draw:layer="backgroundobjects" svg:width="25.199cm" svg:height="3.506cm" svg:x="1.399cm" svg:y="0.837cm" presentation:class="title" presentation:placeholder="true">
        <draw:text-box/>
      </draw:frame>
      <draw:frame presentation:style-name="Mpr7" draw:text-style-name="MP1" draw:layer="" svg:width="6.523cm" svg:height="1.447cm" svg:x="1.399cm" svg:y="19.13cm" presentation:class="date-time">
        <draw:text-box>
          <text:p text:style-name="MP1"><presentation:date-time/></text:p>
        </draw:text-box>
      </draw:frame>
      <presentation:notes style:page-layout-name="PM2">
        <draw:page-thumbnail presentation:style-name="Default_20_1-title" draw:layer="backgroundobjects" svg:width="18.115cm" svg:height="11.136cm" svg:x="1.441cm" svg:y="2.256cm" presentation:class="page"/>
        <draw:frame presentation:style-name="Default_20_1-notes" draw:layer="backgroundobjects" svg:width="16.799cm" svg:height="13.364cm" svg:x="2.1cm" svg:y="14.106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00H04M55S</meta:editing-duration>
    <meta:editing-cycles>2</meta:editing-cycles>
    <meta:generator>OpenOffice/4.0.1$Win32 OpenOffice.org_project/401m5$Build-9714</meta:generator>
    <dc:date>2017-02-16T16:17:09.88</dc:date>
    <dc:creator>s k</dc:creator>
    <meta:document-statistic meta:object-count="78"/>
  </office:meta>
</office:document-meta>
</file>